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7" style:family="table-row">
      <style:table-row-properties style:min-row-height="0.3653in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7b7b8" officeooo:paragraph-rsid="0047b7b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8346a" officeooo:paragraph-rsid="00483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99c70" officeooo:paragraph-rsid="00499c7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b2def" officeooo:paragraph-rsid="004b2de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caf30" officeooo:paragraph-rsid="004caf3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d86e0" officeooo:paragraph-rsid="004d86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3c89" officeooo:paragraph-rsid="004f3c8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4af7" officeooo:paragraph-rsid="004f4af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093f4" officeooo:paragraph-rsid="005093f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2769b" officeooo:paragraph-rsid="0052769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3a33e" officeooo:paragraph-rsid="0053a33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453a6" officeooo:paragraph-rsid="005453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1fc2" officeooo:paragraph-rsid="00561f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6f0a" officeooo:paragraph-rsid="00566f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785bc" officeooo:paragraph-rsid="005785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96ec2" officeooo:paragraph-rsid="00596e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b670e" officeooo:paragraph-rsid="005b670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c04cf" officeooo:paragraph-rsid="005c04c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dccff" officeooo:paragraph-rsid="005dcc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f8fa5" officeooo:paragraph-rsid="005f8fa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0c173" officeooo:paragraph-rsid="0060c17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29a8b" officeooo:paragraph-rsid="00629a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32af8" officeooo:paragraph-rsid="00632af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47cfb" officeooo:paragraph-rsid="00647cf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63074" officeooo:paragraph-rsid="0066307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7ac21" officeooo:paragraph-rsid="0067ac2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13b0" officeooo:paragraph-rsid="006b13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755e" officeooo:paragraph-rsid="006b75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dfaf3" officeooo:paragraph-rsid="006dfaf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e7d91" officeooo:paragraph-rsid="006e7d9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02345" officeooo:paragraph-rsid="0070234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2137" officeooo:paragraph-rsid="007221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fd14" officeooo:paragraph-rsid="0072fd1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5d335" officeooo:paragraph-rsid="0075d3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79cf2" officeooo:paragraph-rsid="00779c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8cfa4" officeooo:paragraph-rsid="0078cf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a6b68" officeooo:paragraph-rsid="007a6b6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bb081" officeooo:paragraph-rsid="007bb08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c485a" officeooo:paragraph-rsid="007c48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25e0" officeooo:paragraph-rsid="007e25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5004" officeooo:paragraph-rsid="007e500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1a98" officeooo:paragraph-rsid="007f1a9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76eb" officeooo:paragraph-rsid="007f76e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0e9fc" officeooo:paragraph-rsid="0080e9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17d29" officeooo:paragraph-rsid="00817d2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206a6" officeooo:paragraph-rsid="008206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43c96" officeooo:paragraph-rsid="00843c9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5b4e2" officeooo:paragraph-rsid="0085b4e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6678b" officeooo:paragraph-rsid="008667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1aed" officeooo:paragraph-rsid="00871ae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39c6" officeooo:paragraph-rsid="008739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cbbc" officeooo:paragraph-rsid="0087cb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7da4e" officeooo:paragraph-rsid="0087da4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89b2f" officeooo:paragraph-rsid="00889b2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1375" officeooo:paragraph-rsid="00691375" style:font-size-asian="10pt" style:font-name-complex="Arial" style:font-size-complex="10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language-complex="bn" style:country-complex="BD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language-complex="bn" style:country-complex="BD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language-complex="bn" style:country-complex="BD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language-complex="bn" style:country-complex="BD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language-complex="bn" style:country-complex="BD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language-complex="bn" style:country-complex="BD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17d29" officeooo:paragraph-rsid="00817d29" style:font-size-asian="10pt" style:font-name-complex="Arial" style:font-size-complex="10pt" style:language-complex="bn" style:country-complex="BD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206a6" officeooo:paragraph-rsid="008206a6" style:font-size-asian="10pt" style:font-name-complex="Arial" style:font-size-complex="10pt" style:language-complex="bn" style:country-complex="BD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43c96" officeooo:paragraph-rsid="00843c96" style:font-size-asian="10pt" style:font-name-complex="Arial" style:font-size-complex="10pt" style:language-complex="bn" style:country-complex="BD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6678b" officeooo:paragraph-rsid="0086678b" style:font-size-asian="10pt" style:font-name-complex="Arial" style:font-size-complex="10pt" style:language-complex="bn" style:country-complex="BD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39c6" officeooo:paragraph-rsid="008739c6" style:font-size-asian="10pt" style:font-name-complex="Arial" style:font-size-complex="10pt" style:language-complex="bn" style:country-complex="BD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7da4e" officeooo:paragraph-rsid="0087da4e" style:font-size-asian="10pt" style:font-name-complex="Arial" style:font-size-complex="10pt" style:language-complex="bn" style:country-complex="BD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889b2f" officeooo:paragraph-rsid="00889b2f" style:font-size-asian="10pt" style:font-name-complex="Arial" style:font-size-complex="10pt" style:language-complex="bn" style:country-complex="BD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4f4af7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73fdc7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60c173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809049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 style:language-complex="bn" style:country-complex="BD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 style:language-complex="bn" style:country-complex="BD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7bb081" style:language-complex="bn" style:country-complex="BD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206a6" officeooo:paragraph-rsid="008206a6" style:language-complex="bn" style:country-complex="BD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5b4e2" officeooo:paragraph-rsid="0085b4e2" style:language-complex="bn" style:country-complex="BD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71aed" officeooo:paragraph-rsid="00871aed" style:language-complex="bn" style:country-complex="BD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7cbbc" officeooo:paragraph-rsid="0087cbbc" style:language-complex="bn" style:country-complex="BD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89b2f" officeooo:paragraph-rsid="00889b2f" style:language-complex="bn" style:country-complex="BD"/>
    </style:style>
    <style:style style:name="P22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2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a98b7" officeooo:paragraph-rsid="008a98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0b277" officeooo:paragraph-rsid="0090b27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9292e3" officeooo:paragraph-rsid="009292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90b277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889b2f" officeooo:paragraph-rsid="00889b2f" style:font-name-complex="Lohit Bengali" style:font-size-complex="9.75pt" style:language-complex="bn" style:country-complex="BD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8a98b7" officeooo:paragraph-rsid="008a98b7" style:language-complex="bn" style:country-complex="BD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8dd4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officeooo: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color="#222222" fo:font-style="normal" fo:font-weight="normal"/>
    </style:style>
    <style:style style:name="T12" style:family="text">
      <style:text-properties fo:color="#222222" style:font-name="arial" fo:font-size="9.75pt" fo:font-style="normal" fo:font-weight="normal"/>
    </style:style>
    <style:style style:name="T13" style:family="text">
      <style:text-properties fo:color="#000000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6" style:family="text">
      <style:text-properties fo:color="#000000" style:font-style-complex="normal" style:font-weight-complex="normal"/>
    </style:style>
    <style:style style:name="T17" style:family="text">
      <style:text-properties style:font-style-complex="normal" style:font-weight-complex="normal"/>
    </style:style>
    <style:style style:name="T18" style:family="text">
      <style:text-properties officeooo:rsid="0036e862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officeooo:rsid="0036e862"/>
    </style:style>
    <style:style style:name="T21" style:family="text">
      <style:text-properties fo:font-style="normal" fo:font-weight="normal" officeooo:rsid="003fcda3"/>
    </style:style>
    <style:style style:name="T22" style:family="text">
      <style:text-properties officeooo:rsid="0046ad19"/>
    </style:style>
    <style:style style:name="T23" style:family="text">
      <style:text-properties officeooo:rsid="0047b499"/>
    </style:style>
    <style:style style:name="T24" style:family="text">
      <style:text-properties style:language-complex="bn" style:country-complex="BD"/>
    </style:style>
    <style:style style:name="T25" style:family="text">
      <style:text-properties officeooo:rsid="005c04cf" style:language-complex="bn" style:country-complex="BD"/>
    </style:style>
    <style:style style:name="T26" style:family="text">
      <style:text-properties officeooo:rsid="006ceaa8" style:language-complex="bn" style:country-complex="BD"/>
    </style:style>
    <style:style style:name="T27" style:family="text">
      <style:text-properties officeooo:rsid="0073fdc7" style:language-complex="bn" style:country-complex="BD"/>
    </style:style>
    <style:style style:name="T28" style:family="text">
      <style:text-properties officeooo:rsid="00809049" style:language-complex="bn" style:country-complex="BD"/>
    </style:style>
    <style:style style:name="T29" style:family="text">
      <style:text-properties officeooo:rsid="0060c173"/>
    </style:style>
    <style:style style:name="T30" style:family="text">
      <style:text-properties officeooo:rsid="007706e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8dd449"/>
    </style:style>
    <style:style style:name="T33" style:family="text">
      <style:text-properties officeooo:rsid="0090b277" style:font-size-asian="10pt" style:font-name-complex="Arial" style:font-size-complex="10pt" style:language-complex="bn" style:country-complex="BD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3">উৎসাহিত করা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3">irrespective</text:p>
          </table:table-cell>
          <table:table-cell table:style-name="Table1.A1" office:value-type="string">
            <text:p text:style-name="P3">নির্বিশেষ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্পষ্টভাবে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3">আবির্ভাব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রাসরি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3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3">বিবেচনা না কর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18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<text:span text:style-name="T32">R</text:span>eciprocate</text:p>
          </table:table-cell>
          <table:table-cell table:style-name="Table1.A1" office:value-type="string">
            <text:p text:style-name="P229">প্রতিশোধ লত্তয়া</text:p>
            <text:p text:style-name="P235"><text:span text:style-name="T32">বিনিময় করা</text:span>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ext:soft-page-break/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ext:soft-page-break/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3">স্পষ্টভাবে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ext:soft-page-break/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Sedimentary rock</text:p>
          </table:table-cell>
          <table:table-cell table:style-name="Table1.B180" office:value-type="string">
            <text:p text:style-name="P3">পাললিক শিলা</text:p>
          </table:table-cell>
          <table:table-cell table:style-name="Table1.A1" office:value-type="string">
            <text:p text:style-name="P3">Percolate down</text:p>
          </table:table-cell>
          <table:table-cell table:style-name="Table1.A1" office:value-type="string">
            <text:p text:style-name="P3">চুয়াইয়া নিচে পড়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ext:soft-page-break/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ext:soft-page-break/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ext:soft-page-break/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ext:soft-page-break/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130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ext:soft-page-break/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4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5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6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112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112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112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112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112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112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112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112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112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112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112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112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112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112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112">mistakenly</text:p>
          </table:table-cell>
          <table:table-cell table:style-name="Table1.A1" office:value-type="string">
            <text:p text:style-name="P7">Vitiate</text:p>
          </table:table-cell>
          <table:table-cell table:style-name="Table1.A1" office:value-type="string">
            <text:p text:style-name="P140">spoil or impair</text:p>
          </table:table-cell>
        </table:table-row>
        <table:table-row>
          <table:table-cell table:style-name="Table1.A613" office:value-type="string">
            <text:p text:style-name="P7">Relegate</text:p>
          </table:table-cell>
          <table:table-cell table:style-name="Table1.B613" office:value-type="string">
            <text:p text:style-name="P113">নিম্নপদে সরান</text:p>
          </table:table-cell>
          <table:table-cell table:style-name="Table1.C613" office:value-type="string">
            <text:p text:style-name="P7">Indifferent to success</text:p>
          </table:table-cell>
          <table:table-cell table:style-name="Table1.D613" office:value-type="string">
            <text:p text:style-name="P7">সফলতার বেপারে উদাসীন </text:p>
          </table:table-cell>
        </table:table-row>
        <table:table-row>
          <table:table-cell table:style-name="Table1.A613" office:value-type="string">
            <text:p text:style-name="P7">Tedious</text:p>
          </table:table-cell>
          <table:table-cell table:style-name="Table1.B613" office:value-type="string">
            <text:p text:style-name="P113">Too long, slow, dull</text:p>
          </table:table-cell>
          <table:table-cell table:style-name="Table1.C613" office:value-type="string">
            <text:p text:style-name="P8">Come to blows</text:p>
          </table:table-cell>
          <table:table-cell table:style-name="Table1.D613" office:value-type="string">
            <text:p text:style-name="P8">হাতাহাতি করা</text:p>
          </table:table-cell>
        </table:table-row>
        <table:table-row>
          <table:table-cell table:style-name="Table1.A613" office:value-type="string">
            <text:p text:style-name="P8">Adversary</text:p>
          </table:table-cell>
          <table:table-cell table:style-name="Table1.B613" office:value-type="string">
            <text:p text:style-name="P114">প্রতিপক্ষ</text:p>
          </table:table-cell>
          <table:table-cell table:style-name="Table1.C613" office:value-type="string">
            <text:p text:style-name="P8">Acrimonious</text:p>
          </table:table-cell>
          <table:table-cell table:style-name="Table1.D613" office:value-type="string">
            <text:p text:style-name="P154">তিক্ত, কটু</text:p>
          </table:table-cell>
        </table:table-row>
        <table:table-row>
          <table:table-cell table:style-name="Table1.A613" office:value-type="string">
            <text:p text:style-name="P9">Sought</text:p>
          </table:table-cell>
          <table:table-cell table:style-name="Table1.B613" office:value-type="string">
            <text:p text:style-name="P131"><text:span text:style-name="T5">চাওয়া, </text:span><text:span text:style-name="T6">seek</text:span></text:p>
          </table:table-cell>
          <table:table-cell table:style-name="Table1.C613" office:value-type="string">
            <text:p text:style-name="P9">Rebel</text:p>
          </table:table-cell>
          <table:table-cell table:style-name="Table1.D613" office:value-type="string">
            <text:p text:style-name="P9">বিদ্রোহী</text:p>
          </table:table-cell>
        </table:table-row>
        <table:table-row>
          <table:table-cell table:style-name="Table1.A613" office:value-type="string">
            <text:p text:style-name="P9">Overcome</text:p>
          </table:table-cell>
          <table:table-cell table:style-name="Table1.B613" office:value-type="string">
            <text:p text:style-name="P113">কাটাইয়া ত্তঠা</text:p>
          </table:table-cell>
          <table:table-cell table:style-name="Table1.C613" office:value-type="string">
            <text:p text:style-name="P10">Sage</text:p>
          </table:table-cell>
          <table:table-cell table:style-name="Table1.D613" office:value-type="string">
            <text:p text:style-name="P10">ঋষি, বিচক্ষণ</text:p>
          </table:table-cell>
        </table:table-row>
        <table:table-row>
          <table:table-cell table:style-name="Table1.A613" office:value-type="string">
            <text:p text:style-name="P10">Pendant</text:p>
          </table:table-cell>
          <table:table-cell table:style-name="Table1.B613" office:value-type="string">
            <text:p text:style-name="P115">পন্ডিত</text:p>
          </table:table-cell>
          <table:table-cell table:style-name="Table1.C613" office:value-type="string">
            <text:p text:style-name="P10">Well-meaning</text:p>
          </table:table-cell>
          <table:table-cell table:style-name="Table1.D613" office:value-type="string">
            <text:p text:style-name="P10">Well-intention</text:p>
          </table:table-cell>
        </table:table-row>
        <table:table-row>
          <table:table-cell table:style-name="Table1.A613" office:value-type="string">
            <text:p text:style-name="P10">Scandalmonger</text:p>
          </table:table-cell>
          <table:table-cell table:style-name="Table1.B613" office:value-type="string">
            <text:p text:style-name="P115">কুতসারটনাকারী</text:p>
          </table:table-cell>
          <table:table-cell table:style-name="Table1.C613" office:value-type="string">
            <text:p text:style-name="P10">Tepid</text:p>
          </table:table-cell>
          <table:table-cell table:style-name="Table1.D613" office:value-type="string">
            <text:p text:style-name="P10">সামান্য প্রতিক্রিয়া</text:p>
          </table:table-cell>
        </table:table-row>
        <table:table-row>
          <table:table-cell table:style-name="Table1.A613" office:value-type="string">
            <text:p text:style-name="P10">Yearn</text:p>
          </table:table-cell>
          <table:table-cell table:style-name="Table1.B613" office:value-type="string">
            <text:p text:style-name="P115">আকুল আকাঙ্ক্ষা</text:p>
          </table:table-cell>
          <table:table-cell table:style-name="Table1.C613" office:value-type="string">
            <text:p text:style-name="P10">Boon</text:p>
          </table:table-cell>
          <table:table-cell table:style-name="Table1.D613" office:value-type="string">
            <text:p text:style-name="P10">আশীর্বাদ</text:p>
          </table:table-cell>
        </table:table-row>
        <table:table-row>
          <table:table-cell table:style-name="Table1.A613" office:value-type="string">
            <text:p text:style-name="P11">Intermittently</text:p>
          </table:table-cell>
          <table:table-cell table:style-name="Table1.B613" office:value-type="string">
            <text:p text:style-name="P116">থেমে থেমে</text:p>
          </table:table-cell>
          <table:table-cell table:style-name="Table1.C613" office:value-type="string">
            <text:p text:style-name="P12">Assiduously</text:p>
          </table:table-cell>
          <table:table-cell table:style-name="Table1.D613" office:value-type="string">
            <text:p text:style-name="P12">নিষ্ঠার সঙ্গে</text:p>
          </table:table-cell>
        </table:table-row>
        <table:table-row>
          <table:table-cell table:style-name="Table1.A613" office:value-type="string">
            <text:p text:style-name="P13">For weeks</text:p>
          </table:table-cell>
          <table:table-cell table:style-name="Table1.B613" office:value-type="string">
            <text:p text:style-name="P117">কয়েক সপ্তাহ ধরে </text:p>
          </table:table-cell>
          <table:table-cell table:style-name="Table1.C613" office:value-type="string">
            <text:p text:style-name="P13">Insomnia</text:p>
          </table:table-cell>
          <table:table-cell table:style-name="Table1.D613" office:value-type="string">
            <text:p text:style-name="P13">অনিদ্রা</text:p>
          </table:table-cell>
        </table:table-row>
        <table:table-row>
          <table:table-cell table:style-name="Table1.A613" office:value-type="string">
            <text:p text:style-name="P13">Soporific</text:p>
          </table:table-cell>
          <table:table-cell table:style-name="Table1.B613" office:value-type="string">
            <text:p text:style-name="P117">ঘুমপাড়ানি</text:p>
          </table:table-cell>
          <table:table-cell table:style-name="Table1.C613" office:value-type="string">
            <text:p text:style-name="P13">Malevolent</text:p>
          </table:table-cell>
          <table:table-cell table:style-name="Table1.D613" office:value-type="string">
            <text:p text:style-name="P13">হিংসক</text:p>
          </table:table-cell>
        </table:table-row>
        <table:table-row>
          <table:table-cell table:style-name="Table1.A613" office:value-type="string">
            <text:p text:style-name="P13">Desultory</text:p>
          </table:table-cell>
          <table:table-cell table:style-name="Table1.B613" office:value-type="string">
            <text:p text:style-name="P117">এলোমেলো</text:p>
          </table:table-cell>
          <table:table-cell table:style-name="Table1.C613" office:value-type="string">
            <text:p text:style-name="P13">Amorphous</text:p>
          </table:table-cell>
          <table:table-cell table:style-name="Table1.D613" office:value-type="string">
            <text:p text:style-name="P13">নিরাকার</text:p>
          </table:table-cell>
        </table:table-row>
        <text:soft-page-break/>
        <table:table-row>
          <table:table-cell table:style-name="Table1.A613" office:value-type="string">
            <text:p text:style-name="P13">Aptitude</text:p>
          </table:table-cell>
          <table:table-cell table:style-name="Table1.B613" office:value-type="string">
            <text:p text:style-name="P142">a natural ability to do something.</text:p>
          </table:table-cell>
          <table:table-cell table:style-name="Table1.C613" office:value-type="string">
            <text:p text:style-name="P13">Rapturous</text:p>
          </table:table-cell>
          <table:table-cell table:style-name="Table1.D613" office:value-type="string">
            <text:p text:style-name="P13">উল্লাসপূর্ণ</text:p>
          </table:table-cell>
        </table:table-row>
        <table:table-row>
          <table:table-cell table:style-name="Table1.A613" office:value-type="string">
            <text:p text:style-name="P13">Unyielding attitude</text:p>
          </table:table-cell>
          <table:table-cell table:style-name="Table1.B613" office:value-type="string">
            <text:p text:style-name="P117">আপোষহীন মনোভাব</text:p>
          </table:table-cell>
          <table:table-cell table:style-name="Table1.C613" office:value-type="string">
            <text:p text:style-name="P13">Compromise</text:p>
          </table:table-cell>
          <table:table-cell table:style-name="Table1.D613" office:value-type="string">
            <text:p text:style-name="P13">আপস</text:p>
          </table:table-cell>
        </table:table-row>
        <table:table-row>
          <table:table-cell table:style-name="Table1.A613" office:value-type="string">
            <text:p text:style-name="P13">Obstinate</text:p>
          </table:table-cell>
          <table:table-cell table:style-name="Table1.B613" office:value-type="string">
            <text:p text:style-name="P117">একগুঁয়ে</text:p>
          </table:table-cell>
          <table:table-cell table:style-name="Table1.C613" office:value-type="string">
            <text:p text:style-name="P14">Obstinacy</text:p>
          </table:table-cell>
          <table:table-cell table:style-name="Table1.D613" office:value-type="string">
            <text:p text:style-name="P14">একগুঁয়েমি</text:p>
          </table:table-cell>
        </table:table-row>
        <table:table-row>
          <table:table-cell table:style-name="Table1.A613" office:value-type="string">
            <text:p text:style-name="P14">Defile</text:p>
          </table:table-cell>
          <table:table-cell table:style-name="Table1.B613" office:value-type="string">
            <text:p text:style-name="P118">কলংকিত করা </text:p>
          </table:table-cell>
          <table:table-cell table:style-name="Table1.C613" office:value-type="string">
            <text:p text:style-name="P14">Revile</text:p>
          </table:table-cell>
          <table:table-cell table:style-name="Table1.D613" office:value-type="string">
            <text:p text:style-name="P14">গালাগালি করা</text:p>
          </table:table-cell>
        </table:table-row>
        <table:table-row>
          <table:table-cell table:style-name="Table1.A613" office:value-type="string">
            <text:p text:style-name="P14">Revive</text:p>
          </table:table-cell>
          <table:table-cell table:style-name="Table1.B613" office:value-type="string">
            <text:p text:style-name="P118">পুনরূজ্জীবিত করা</text:p>
          </table:table-cell>
          <table:table-cell table:style-name="Table1.C613" office:value-type="string">
            <text:p text:style-name="P15">Opportune</text:p>
          </table:table-cell>
          <table:table-cell table:style-name="Table1.D613" office:value-type="string">
            <text:p text:style-name="P15">suitable, convenient</text:p>
          </table:table-cell>
        </table:table-row>
        <table:table-row>
          <table:table-cell table:style-name="Table1.A613" office:value-type="string">
            <text:p text:style-name="P15">Prodigious</text:p>
          </table:table-cell>
          <table:table-cell table:style-name="Table1.B613" office:value-type="string">
            <text:p text:style-name="P119">দৈত্যাকার</text:p>
          </table:table-cell>
          <table:table-cell table:style-name="Table1.C613" office:value-type="string">
            <text:p text:style-name="P16">Pronounced</text:p>
          </table:table-cell>
          <table:table-cell table:style-name="Table1.D613" office:value-type="string">
            <text:p text:style-name="P141">very noticeable or marked</text:p>
          </table:table-cell>
        </table:table-row>
        <table:table-row>
          <table:table-cell table:style-name="Table1.A613" office:value-type="string">
            <text:p text:style-name="P17">Vicinity</text:p>
          </table:table-cell>
          <table:table-cell table:style-name="Table1.B613" office:value-type="string">
            <text:p text:style-name="P120">নৈকট্য</text:p>
          </table:table-cell>
          <table:table-cell table:style-name="Table1.C613" office:value-type="string">
            <text:p text:style-name="P17">Sagacity</text:p>
          </table:table-cell>
          <table:table-cell table:style-name="Table1.D613" office:value-type="string">
            <text:p text:style-name="P17">বিচক্ষণতা</text:p>
          </table:table-cell>
        </table:table-row>
        <table:table-row>
          <table:table-cell table:style-name="Table1.A613" office:value-type="string">
            <text:p text:style-name="P18">Affinity</text:p>
          </table:table-cell>
          <table:table-cell table:style-name="Table1.B613" office:value-type="string">
            <text:p text:style-name="P121">সম্বন্ধ</text:p>
          </table:table-cell>
          <table:table-cell table:style-name="Table1.C613" office:value-type="string">
            <text:p text:style-name="P18">Rotund</text:p>
          </table:table-cell>
          <table:table-cell table:style-name="Table1.D613" office:value-type="string">
            <text:p text:style-name="P18">গোলগাল</text:p>
          </table:table-cell>
        </table:table-row>
        <table:table-row>
          <table:table-cell table:style-name="Table1.A613" office:value-type="string">
            <text:p text:style-name="P18">Rotundity</text:p>
          </table:table-cell>
          <table:table-cell table:style-name="Table1.B613" office:value-type="string">
            <text:p text:style-name="P121">হৃষ্টপুষ্ট </text:p>
          </table:table-cell>
          <table:table-cell table:style-name="Table1.C613" office:value-type="string">
            <text:p text:style-name="P18">Olfactory</text:p>
          </table:table-cell>
          <table:table-cell table:style-name="Table1.D613" office:value-type="string">
            <text:p text:style-name="P18">ঘ্রাণ-সংক্রান্ত</text:p>
          </table:table-cell>
        </table:table-row>
        <table:table-row>
          <table:table-cell table:style-name="Table1.A613" office:value-type="string">
            <text:p text:style-name="P19">Pedantic</text:p>
          </table:table-cell>
          <table:table-cell table:style-name="Table1.B613" office:value-type="string">
            <text:p text:style-name="P122">পুঁথিগত পান্ডিত্ব </text:p>
          </table:table-cell>
          <table:table-cell table:style-name="Table1.C613" office:value-type="string">
            <text:p text:style-name="P19">Penchant</text:p>
          </table:table-cell>
          <table:table-cell table:style-name="Table1.D613" office:value-type="string">
            <text:p text:style-name="P155"><text:span text:style-name="T2">ঝোঁক, </text:span>রুচি</text:p>
          </table:table-cell>
        </table:table-row>
        <table:table-row>
          <table:table-cell table:style-name="Table1.A613" office:value-type="string">
            <text:p text:style-name="P19">Endow</text:p>
          </table:table-cell>
          <table:table-cell table:style-name="Table1.B613" office:value-type="string">
            <text:p text:style-name="P122">জন্ম সূত্রে অধিকারী হওয়া </text:p>
          </table:table-cell>
          <table:table-cell table:style-name="Table1.C613" office:value-type="string">
            <text:p text:style-name="P19">Alienable</text:p>
          </table:table-cell>
          <table:table-cell table:style-name="Table1.D613" office:value-type="string">
            <text:p text:style-name="P19">বিছিন্ন করা যায় এমন, আলাদা</text:p>
          </table:table-cell>
        </table:table-row>
        <table:table-row>
          <table:table-cell table:style-name="Table1.A613" office:value-type="string">
            <text:p text:style-name="P20">Inalienable</text:p>
          </table:table-cell>
          <table:table-cell table:style-name="Table1.B613" office:value-type="string">
            <text:p text:style-name="P123">অবিচ্ছেদ্য</text:p>
          </table:table-cell>
          <table:table-cell table:style-name="Table1.C613" office:value-type="string">
            <text:p text:style-name="P20">Sinuous</text:p>
          </table:table-cell>
          <table:table-cell table:style-name="Table1.D613" office:value-type="string">
            <text:p text:style-name="P17">আঁকাবাঁকা</text:p>
          </table:table-cell>
        </table:table-row>
        <table:table-row>
          <table:table-cell table:style-name="Table1.A613" office:value-type="string">
            <text:p text:style-name="P21">Sporadic</text:p>
          </table:table-cell>
          <table:table-cell table:style-name="Table1.B613" office:value-type="string">
            <text:p text:style-name="P124">বিক্ষিপ্ত</text:p>
          </table:table-cell>
          <table:table-cell table:style-name="Table1.C613" office:value-type="string">
            <text:p text:style-name="P21">Vacuous</text:p>
          </table:table-cell>
          <table:table-cell table:style-name="Table1.D613" office:value-type="string">
            <text:p text:style-name="P21">ফাঁকা</text:p>
          </table:table-cell>
        </table:table-row>
        <table:table-row>
          <table:table-cell table:style-name="Table1.A613" office:value-type="string">
            <text:p text:style-name="P21">Avow</text:p>
          </table:table-cell>
          <table:table-cell table:style-name="Table1.B613" office:value-type="string">
            <text:p text:style-name="P124">অংগীকার করা, স্বীকার করা</text:p>
          </table:table-cell>
          <table:table-cell table:style-name="Table1.C613" office:value-type="string">
            <text:p text:style-name="P21">Disavow</text:p>
          </table:table-cell>
          <table:table-cell table:style-name="Table1.D613" office:value-type="string">
            <text:p text:style-name="P21">অস্বীকার করা</text:p>
          </table:table-cell>
        </table:table-row>
        <table:table-row>
          <table:table-cell table:style-name="Table1.A613" office:value-type="string">
            <text:p text:style-name="P21">Pledge</text:p>
          </table:table-cell>
          <table:table-cell table:style-name="Table1.B613" office:value-type="string">
            <text:p text:style-name="P124">অঙ্গীকার, promise</text:p>
          </table:table-cell>
          <table:table-cell table:style-name="Table1.C613" office:value-type="string">
            <text:p text:style-name="P21">Parched</text:p>
          </table:table-cell>
          <table:table-cell table:style-name="Table1.D613" office:value-type="string">
            <text:p text:style-name="P21">অত্যন্ত শুল্ক</text:p>
          </table:table-cell>
        </table:table-row>
        <table:table-row>
          <table:table-cell table:style-name="Table1.A613" office:value-type="string">
            <text:p text:style-name="P22">Moist</text:p>
          </table:table-cell>
          <table:table-cell table:style-name="Table1.B613" office:value-type="string">
            <text:p text:style-name="P125">স্যাঁতসেঁতে</text:p>
          </table:table-cell>
          <table:table-cell table:style-name="Table1.C613" office:value-type="string">
            <text:p text:style-name="P22">Indulge</text:p>
          </table:table-cell>
          <table:table-cell table:style-name="Table1.D613" office:value-type="string">
            <text:p text:style-name="P22">ইচ্ছাপূরণ করা</text:p>
          </table:table-cell>
        </table:table-row>
        <table:table-row>
          <table:table-cell table:style-name="Table1.A613" office:value-type="string">
            <text:p text:style-name="P23">Overindulgence</text:p>
          </table:table-cell>
          <table:table-cell table:style-name="Table1.B613" office:value-type="string">
            <text:p text:style-name="P126">মাত্রাধিক প্রশ্রয়</text:p>
          </table:table-cell>
          <table:table-cell table:style-name="Table1.C613" office:value-type="string">
            <text:p text:style-name="P24">Debilitate</text:p>
          </table:table-cell>
          <table:table-cell table:style-name="Table1.D613" office:value-type="string">
            <text:p text:style-name="P24">নিস্তেজ করা</text:p>
          </table:table-cell>
        </table:table-row>
        <table:table-row>
          <table:table-cell table:style-name="Table1.A613" office:value-type="string">
            <text:p text:style-name="P25">Invoke</text:p>
          </table:table-cell>
          <table:table-cell table:style-name="Table1.B613" office:value-type="string">
            <text:p text:style-name="P127">সাহায্য চাওয়া</text:p>
          </table:table-cell>
          <table:table-cell table:style-name="Table1.C613" office:value-type="string">
            <text:p text:style-name="P25">Protract</text:p>
          </table:table-cell>
          <table:table-cell table:style-name="Table1.D613" office:value-type="string">
            <text:p text:style-name="P25">prolong</text:p>
          </table:table-cell>
        </table:table-row>
        <table:table-row>
          <table:table-cell table:style-name="Table1.A613" office:value-type="string">
            <text:p text:style-name="P25">Heresy</text:p>
          </table:table-cell>
          <table:table-cell table:style-name="Table1.B613" office:value-type="string">
            <text:p text:style-name="P127">প্রচলিত মতের বিরুদ্ধ বিশ্বাস</text:p>
          </table:table-cell>
          <table:table-cell table:style-name="Table1.C613" office:value-type="string">
            <text:p text:style-name="P25">Recant</text:p>
          </table:table-cell>
          <table:table-cell table:style-name="Table1.D613" office:value-type="string">
            <text:p text:style-name="P25">প্রত্যাহরণ করা</text:p>
          </table:table-cell>
        </table:table-row>
        <table:table-row>
          <table:table-cell table:style-name="Table1.A613" office:value-type="string">
            <text:p text:style-name="P26">Inept</text:p>
          </table:table-cell>
          <table:table-cell table:style-name="Table1.B613" office:value-type="string">
            <text:p text:style-name="P128">Inefficient, unskilled</text:p>
          </table:table-cell>
          <table:table-cell table:style-name="Table1.C613" office:value-type="string">
            <text:p text:style-name="P27">Sooner or later</text:p>
          </table:table-cell>
          <table:table-cell table:style-name="Table1.D613" office:value-type="string">
            <text:p text:style-name="P27">আজ না হোক কাল</text:p>
          </table:table-cell>
        </table:table-row>
        <table:table-row>
          <table:table-cell table:style-name="Table1.A613" office:value-type="string">
            <text:p text:style-name="P28">Accost</text:p>
          </table:table-cell>
          <table:table-cell table:style-name="Table1.B613" office:value-type="string">
            <text:p text:style-name="P129">গায়ে পরে কথা বলা </text:p>
          </table:table-cell>
          <table:table-cell table:style-name="Table1.C613" office:value-type="string">
            <text:p text:style-name="P28">Flaunt</text:p>
          </table:table-cell>
          <table:table-cell table:style-name="Table1.D613" office:value-type="string">
            <text:p text:style-name="P28">জাহির করা</text:p>
          </table:table-cell>
        </table:table-row>
        <table:table-row>
          <table:table-cell table:style-name="Table1.A613" office:value-type="string">
            <text:p text:style-name="P28">Fastidious</text:p>
          </table:table-cell>
          <table:table-cell table:style-name="Table1.B613" office:value-type="string">
            <text:p text:style-name="P129">খুঁতখুঁতে</text:p>
          </table:table-cell>
          <table:table-cell table:style-name="Table1.C613" office:value-type="string">
            <text:p text:style-name="P28">Prolific</text:p>
          </table:table-cell>
          <table:table-cell table:style-name="Table1.D613" office:value-type="string">
            <text:p text:style-name="P28">উর্বর</text:p>
          </table:table-cell>
        </table:table-row>
        <table:table-row>
          <table:table-cell table:style-name="Table1.A613" office:value-type="string">
            <text:p text:style-name="P28">Condiment</text:p>
          </table:table-cell>
          <table:table-cell table:style-name="Table1.B613" office:value-type="string">
            <text:p text:style-name="P129">খাদ্যদ্রব্যকে সুস্বাদু করতে ব্যবহৃত জিনিস</text:p>
          </table:table-cell>
          <table:table-cell table:style-name="Table1.C613" office:value-type="string">
            <text:p text:style-name="P28">Plausible</text:p>
          </table:table-cell>
          <table:table-cell table:style-name="Table1.D613" office:value-type="string">
            <text:p text:style-name="P28">সম্ভাব্য</text:p>
          </table:table-cell>
        </table:table-row>
        <table:table-row>
          <table:table-cell table:style-name="Table1.A613" office:value-type="string">
            <text:p text:style-name="P28">Run-down</text:p>
          </table:table-cell>
          <table:table-cell table:style-name="Table1.B613" office:value-type="string">
            <text:p text:style-name="P129">Ragged, worn-out</text:p>
          </table:table-cell>
          <table:table-cell table:style-name="Table1.C613" office:value-type="string">
            <text:p text:style-name="P28">Renovate</text:p>
          </table:table-cell>
          <table:table-cell table:style-name="Table1.D613" office:value-type="string">
            <text:p text:style-name="P28">Repair</text:p>
          </table:table-cell>
        </table:table-row>
        <table:table-row>
          <table:table-cell table:style-name="Table1.A613" office:value-type="string">
            <text:p text:style-name="P28">Bewilder</text:p>
          </table:table-cell>
          <table:table-cell table:style-name="Table1.B613" office:value-type="string">
            <text:p text:style-name="P129">Puzzle</text:p>
          </table:table-cell>
          <table:table-cell table:style-name="Table1.C613" office:value-type="string">
            <text:p text:style-name="P28">Submissive</text:p>
          </table:table-cell>
          <table:table-cell table:style-name="Table1.D613" office:value-type="string">
            <text:p text:style-name="P28">Modest, unpretentious</text:p>
          </table:table-cell>
        </table:table-row>
        <table:table-row>
          <table:table-cell table:style-name="Table1.A613" office:value-type="string">
            <text:p text:style-name="P28">Assail</text:p>
          </table:table-cell>
          <table:table-cell table:style-name="Table1.B613" office:value-type="string">
            <text:p text:style-name="P199"><text:span text:style-name="T10">আক্রমণ করা, </text:span>Attack, invade</text:p>
          </table:table-cell>
          <table:table-cell table:style-name="Table1.C613" office:value-type="string">
            <text:p text:style-name="P28">Short-sighted</text:p>
          </table:table-cell>
          <table:table-cell table:style-name="Table1.D613" office:value-type="string">
            <text:p text:style-name="P28">অদূরদর্শী</text:p>
          </table:table-cell>
        </table:table-row>
        <table:table-row>
          <table:table-cell table:style-name="Table1.A613" office:value-type="string">
            <text:p text:style-name="P28">Unassailable</text:p>
          </table:table-cell>
          <table:table-cell table:style-name="Table1.B613" office:value-type="string">
            <text:p text:style-name="P171"><text:span text:style-name="T4">অখণ্ডনীয়, </text:span><text:span text:style-name="T17">দুর্ধর্ষ, </text:span><text:span text:style-name="T11">unable to be attacked, questioned, or defeated</text:span></text:p>
          </table:table-cell>
          <table:table-cell table:style-name="Table1.C613" office:value-type="string">
            <text:p text:style-name="P29">Disparage</text:p>
          </table:table-cell>
          <table:table-cell table:style-name="Table1.D613" office:value-type="string">
            <text:p text:style-name="P29">হেয় করা, অপমান করা</text:p>
          </table:table-cell>
        </table:table-row>
        <table:table-row>
          <table:table-cell table:style-name="Table1.A613" office:value-type="string">
            <text:p text:style-name="P29">Boost</text:p>
          </table:table-cell>
          <table:table-cell table:style-name="Table1.B613" office:value-type="string">
            <text:p text:style-name="P156">জোরদার করা</text:p>
          </table:table-cell>
          <table:table-cell table:style-name="Table1.C613" office:value-type="string">
            <text:p text:style-name="P29">Impulsively</text:p>
          </table:table-cell>
          <table:table-cell table:style-name="Table1.D613" office:value-type="string">
            <text:p text:style-name="P132"><text:span text:style-name="T15">E</text:span><text:span text:style-name="T14">motionally, আবেগ তাড়িত হয়ে</text:span></text:p>
          </table:table-cell>
        </table:table-row>
        <table:table-row>
          <table:table-cell table:style-name="Table1.A613" office:value-type="string">
            <text:p text:style-name="P29">Disposable income</text:p>
          </table:table-cell>
          <table:table-cell table:style-name="Table1.B613" office:value-type="string">
            <text:p text:style-name="P143">income remaining after deduction of taxes and other mandatory charges, available to be spent or <text:soft-page-break/>saved as one wishes.</text:p>
          </table:table-cell>
          <table:table-cell table:style-name="Table1.C613" office:value-type="string">
            <text:p text:style-name="P29">Swayed</text:p>
          </table:table-cell>
          <table:table-cell table:style-name="Table1.D613" office:value-type="string">
            <text:p text:style-name="P132">প্রভাবিত হওয়া</text:p>
          </table:table-cell>
        </table:table-row>
        <table:table-row>
          <table:table-cell table:style-name="Table1.A613" office:value-type="string">
            <text:p text:style-name="P29">Spending habits</text:p>
          </table:table-cell>
          <table:table-cell table:style-name="Table1.B613" office:value-type="string">
            <text:p text:style-name="P144">খরচ করার অভ্যাস</text:p>
          </table:table-cell>
          <table:table-cell table:style-name="Table1.C613" office:value-type="string">
            <text:p text:style-name="P30">Gory</text:p>
          </table:table-cell>
          <table:table-cell table:style-name="Table1.D613" office:value-type="string">
            <text:p text:style-name="P133">রক্তাক্ত</text:p>
          </table:table-cell>
        </table:table-row>
        <table:table-row>
          <table:table-cell table:style-name="Table1.A613" office:value-type="string">
            <text:p text:style-name="P31">Hysteria</text:p>
          </table:table-cell>
          <table:table-cell table:style-name="Table1.B613" office:value-type="string">
            <text:p text:style-name="P145">উন্মত্ততা</text:p>
          </table:table-cell>
          <table:table-cell table:style-name="Table1.C613" office:value-type="string">
            <text:p text:style-name="P31">Perturb</text:p>
          </table:table-cell>
          <table:table-cell table:style-name="Table1.D613" office:value-type="string">
            <text:p text:style-name="P134">বিচলিত হওয়া</text:p>
          </table:table-cell>
        </table:table-row>
        <table:table-row>
          <table:table-cell table:style-name="Table1.A613" office:value-type="string">
            <text:p text:style-name="P32">Perturbable</text:p>
          </table:table-cell>
          <table:table-cell table:style-name="Table1.B613" office:value-type="string">
            <text:p text:style-name="P146">বিচলিত হয়ে যায় এমন</text:p>
          </table:table-cell>
          <table:table-cell table:style-name="Table1.C613" office:value-type="string">
            <text:p text:style-name="P32">Imperturbable</text:p>
          </table:table-cell>
          <table:table-cell table:style-name="Table1.D613" office:value-type="string">
            <text:p text:style-name="P135">অবিচলিত</text:p>
          </table:table-cell>
        </table:table-row>
        <table:table-row>
          <table:table-cell table:style-name="Table1.A613" office:value-type="string">
            <text:p text:style-name="P33">Placate</text:p>
          </table:table-cell>
          <table:table-cell table:style-name="Table1.B613" office:value-type="string">
            <text:p text:style-name="P147">শান্ত করা</text:p>
          </table:table-cell>
          <table:table-cell table:style-name="Table1.C613" office:value-type="string">
            <text:p text:style-name="P33">Placable</text:p>
          </table:table-cell>
          <table:table-cell table:style-name="Table1.D613" office:value-type="string">
            <text:p text:style-name="P136">শান্ত করা যায় এমন </text:p>
          </table:table-cell>
        </table:table-row>
        <table:table-row>
          <table:table-cell table:style-name="Table1.A613" office:value-type="string">
            <text:p text:style-name="P33">Implacable</text:p>
          </table:table-cell>
          <table:table-cell table:style-name="Table1.B613" office:value-type="string">
            <text:p text:style-name="P147">শান্ত করা যায় না এমন </text:p>
          </table:table-cell>
          <table:table-cell table:style-name="Table1.C613" office:value-type="string">
            <text:p text:style-name="P33">Impetous</text:p>
          </table:table-cell>
          <table:table-cell table:style-name="Table1.D613" office:value-type="string">
            <text:p text:style-name="P136">চিন্তা ভাবনা না করে কাজ করে এমন, হটকারী</text:p>
          </table:table-cell>
        </table:table-row>
        <table:table-row>
          <table:table-cell table:style-name="Table1.A613" office:value-type="string">
            <text:p text:style-name="P34">Memoir</text:p>
          </table:table-cell>
          <table:table-cell table:style-name="Table1.B613" office:value-type="string">
            <text:p text:style-name="P186">আত্মজীবনী</text:p>
          </table:table-cell>
          <table:table-cell table:style-name="Table1.C613" office:value-type="string">
            <text:p text:style-name="P34">Subscribe</text:p>
          </table:table-cell>
          <table:table-cell table:style-name="Table1.D613" office:value-type="string">
            <text:p text:style-name="P137">গ্রাহক হওয়া</text:p>
          </table:table-cell>
        </table:table-row>
        <table:table-row>
          <table:table-cell table:style-name="Table1.A613" office:value-type="string">
            <text:p text:style-name="P34">Morale</text:p>
          </table:table-cell>
          <table:table-cell table:style-name="Table1.B613" office:value-type="string">
            <text:p text:style-name="P187">মনোবল</text:p>
          </table:table-cell>
          <table:table-cell table:style-name="Table1.C613" office:value-type="string">
            <text:p text:style-name="P35">Moral</text:p>
          </table:table-cell>
          <table:table-cell table:style-name="Table1.D613" office:value-type="string">
            <text:p text:style-name="P138">নৈতিক</text:p>
          </table:table-cell>
        </table:table-row>
        <table:table-row>
          <table:table-cell table:style-name="Table1.A613" office:value-type="string">
            <text:p text:style-name="P36">Satire</text:p>
          </table:table-cell>
          <table:table-cell table:style-name="Table1.B613" office:value-type="string">
            <text:p text:style-name="P188">ব্যাঙ্গ করা</text:p>
          </table:table-cell>
          <table:table-cell table:style-name="Table1.C613" office:value-type="string">
            <text:p text:style-name="P36">Concern</text:p>
          </table:table-cell>
          <table:table-cell table:style-name="Table1.D613" office:value-type="string">
            <text:p text:style-name="P139">দুশ্চিন্তা</text:p>
          </table:table-cell>
        </table:table-row>
        <table:table-row>
          <table:table-cell table:style-name="Table1.A613" office:value-type="string">
            <text:p text:style-name="P37">Fuel</text:p>
          </table:table-cell>
          <table:table-cell table:style-name="Table1.B613" office:value-type="string">
            <text:p text:style-name="P189">বাড়িয়ে দেওয়া</text:p>
          </table:table-cell>
          <table:table-cell table:style-name="Table1.C613" office:value-type="string">
            <text:p text:style-name="P38">Restrain</text:p>
          </table:table-cell>
          <table:table-cell table:style-name="Table1.D613" office:value-type="string">
            <text:p text:style-name="P209"><text:span text:style-name="T7">আটকান, </text:span><text:span text:style-name="T8">সামলান, </text:span><text:span text:style-name="T13">সংযত করা</text:span></text:p>
          </table:table-cell>
        </table:table-row>
        <table:table-row>
          <table:table-cell table:style-name="Table1.A613" office:value-type="string">
            <text:p text:style-name="P39">Diversified</text:p>
          </table:table-cell>
          <table:table-cell table:style-name="Table1.B613" office:value-type="string">
            <text:p text:style-name="P190">বিচিত্র</text:p>
          </table:table-cell>
          <table:table-cell table:style-name="Table1.C613" office:value-type="string">
            <text:p text:style-name="P40">Wilted</text:p>
          </table:table-cell>
          <table:table-cell table:style-name="Table1.D613" office:value-type="string">
            <text:p text:style-name="P200">শুকিয়ে গেছে এমন</text:p>
          </table:table-cell>
        </table:table-row>
        <table:table-row>
          <table:table-cell table:style-name="Table1.A613" office:value-type="string">
            <text:p text:style-name="P40">Copious</text:p>
          </table:table-cell>
          <table:table-cell table:style-name="Table1.B613" office:value-type="string">
            <text:p text:style-name="P191">প্রচুর</text:p>
          </table:table-cell>
          <table:table-cell table:style-name="Table1.C613" office:value-type="string">
            <text:p text:style-name="P41">Cinematograph</text:p>
          </table:table-cell>
          <table:table-cell table:style-name="Table1.D613" office:value-type="string">
            <text:p text:style-name="P201">an early motion-picture projector</text:p>
          </table:table-cell>
        </table:table-row>
        <table:table-row>
          <table:table-cell table:style-name="Table1.A613" office:value-type="string">
            <text:p text:style-name="P41">overwhelmingly</text:p>
          </table:table-cell>
          <table:table-cell table:style-name="Table1.B613" office:value-type="string">
            <text:p text:style-name="P192">অত্যধিক</text:p>
          </table:table-cell>
          <table:table-cell table:style-name="Table1.C613" office:value-type="string">
            <text:p text:style-name="P41">Effectively</text:p>
          </table:table-cell>
          <table:table-cell table:style-name="Table1.D613" office:value-type="string">
            <text:p text:style-name="P201">সাফল্যের সঙ্গে<text:tab/></text:p>
          </table:table-cell>
        </table:table-row>
        <table:table-row>
          <table:table-cell table:style-name="Table1.A613" office:value-type="string">
            <text:p text:style-name="P42">Whim</text:p>
          </table:table-cell>
          <table:table-cell table:style-name="Table1.B613" office:value-type="string">
            <text:p text:style-name="P193">খেয়ালখুশি</text:p>
          </table:table-cell>
          <table:table-cell table:style-name="Table1.C613" office:value-type="string">
            <text:p text:style-name="P43">Lease of life</text:p>
          </table:table-cell>
          <table:table-cell table:style-name="Table1.D613" office:value-type="string">
            <text:p text:style-name="P202">নবজীবন</text:p>
          </table:table-cell>
        </table:table-row>
        <table:table-row>
          <table:table-cell table:style-name="Table1.A613" office:value-type="string">
            <text:p text:style-name="P43">Worn off</text:p>
          </table:table-cell>
          <table:table-cell table:style-name="Table1.B613" office:value-type="string">
            <text:p text:style-name="P194">ঘষিয়া ঘষিয়া ক্ষয় করা</text:p>
          </table:table-cell>
          <table:table-cell table:style-name="Table1.C613" office:value-type="string">
            <text:p text:style-name="P43">Gimmick</text:p>
          </table:table-cell>
          <table:table-cell table:style-name="Table1.D613" office:value-type="string">
            <text:p text:style-name="P202">আকর্ষণের কায়দা</text:p>
          </table:table-cell>
        </table:table-row>
        <table:table-row>
          <table:table-cell table:style-name="Table1.A613" office:value-type="string">
            <text:p text:style-name="P44">Fairground</text:p>
          </table:table-cell>
          <table:table-cell table:style-name="Table1.B613" office:value-type="string">
            <text:p text:style-name="P195">মেলাস্থল</text:p>
          </table:table-cell>
          <table:table-cell table:style-name="Table1.C613" office:value-type="string">
            <text:p text:style-name="P45">Hooves</text:p>
          </table:table-cell>
          <table:table-cell table:style-name="Table1.D613" office:value-type="string">
            <text:p text:style-name="P203">অশ্বখুর</text:p>
          </table:table-cell>
        </table:table-row>
        <table:table-row>
          <table:table-cell table:style-name="Table1.A613" office:value-type="string">
            <text:p text:style-name="P45">Gallop</text:p>
          </table:table-cell>
          <table:table-cell table:style-name="Table1.B613" office:value-type="string">
            <text:p text:style-name="P196">দ্রুত ছোটা</text:p>
          </table:table-cell>
          <table:table-cell table:style-name="Table1.C613" office:value-type="string">
            <text:p text:style-name="P46">Miraculously</text:p>
          </table:table-cell>
          <table:table-cell table:style-name="Table1.D613" office:value-type="string">
            <text:p text:style-name="P204">অলৌকিকভাবে</text:p>
          </table:table-cell>
        </table:table-row>
        <table:table-row>
          <table:table-cell table:style-name="Table1.A613" office:value-type="string">
            <text:p text:style-name="P47">Factual</text:p>
          </table:table-cell>
          <table:table-cell table:style-name="Table1.B613" office:value-type="string">
            <text:p text:style-name="P157"><text:span text:style-name="T20">বাস্তবিক, </text:span>প্রকৃত, <text:span text:style-name="T18">substantial</text:span></text:p>
          </table:table-cell>
          <table:table-cell table:style-name="Table1.C613" office:value-type="string">
            <text:p text:style-name="P47">Suspicious</text:p>
          </table:table-cell>
          <table:table-cell table:style-name="Table1.D613" office:value-type="string">
            <text:p text:style-name="P205">সন্দেহজনক, fishy</text:p>
          </table:table-cell>
        </table:table-row>
        <table:table-row>
          <table:table-cell table:style-name="Table1.A613" office:value-type="string">
            <text:p text:style-name="P47">Grown-up</text:p>
          </table:table-cell>
          <table:table-cell table:style-name="Table1.B613" office:value-type="string">
            <text:p text:style-name="P159">Adult, mature</text:p>
          </table:table-cell>
          <table:table-cell table:style-name="Table1.C613" office:value-type="string">
            <text:p text:style-name="P47">Escape</text:p>
          </table:table-cell>
          <table:table-cell table:style-name="Table1.D613" office:value-type="string">
            <text:p text:style-name="P205">পলায়ন</text:p>
          </table:table-cell>
        </table:table-row>
        <table:table-row>
          <table:table-cell table:style-name="Table1.A613" office:value-type="string">
            <text:p text:style-name="P47">Replete</text:p>
          </table:table-cell>
          <table:table-cell table:style-name="Table1.B613" office:value-type="string">
            <text:p text:style-name="P159">ভরপুর</text:p>
          </table:table-cell>
          <table:table-cell table:style-name="Table1.C613" office:value-type="string">
            <text:p text:style-name="P47">Self-contentment</text:p>
          </table:table-cell>
          <table:table-cell table:style-name="Table1.D613" office:value-type="string">
            <text:p text:style-name="P205">আত্ম তৃপ্তি</text:p>
          </table:table-cell>
        </table:table-row>
        <table:table-row>
          <table:table-cell table:style-name="Table1.A613" office:value-type="string">
            <text:p text:style-name="P48">Integram part</text:p>
          </table:table-cell>
          <table:table-cell table:style-name="Table1.B613" office:value-type="string">
            <text:p text:style-name="P160">অবিচ্ছেদ্য অংশ</text:p>
          </table:table-cell>
          <table:table-cell table:style-name="Table1.C613" office:value-type="string">
            <text:p text:style-name="P48">Strain</text:p>
          </table:table-cell>
          <table:table-cell table:style-name="Table1.D613" office:value-type="string">
            <text:p text:style-name="P206">ধকল, অত্যাচার</text:p>
          </table:table-cell>
        </table:table-row>
        <table:table-row>
          <table:table-cell table:style-name="Table1.A613" office:value-type="string">
            <text:p text:style-name="P48">Considerably underlength</text:p>
          </table:table-cell>
          <table:table-cell table:style-name="Table1.B613" office:value-type="string">
            <text:p text:style-name="P160">ছোট</text:p>
          </table:table-cell>
          <table:table-cell table:style-name="Table1.C613" office:value-type="string">
            <text:p text:style-name="P48">Inevitable</text:p>
          </table:table-cell>
          <table:table-cell table:style-name="Table1.D613" office:value-type="string">
            <text:p text:style-name="P206">Inescapable</text:p>
          </table:table-cell>
        </table:table-row>
        <table:table-row>
          <table:table-cell table:style-name="Table1.A613" office:value-type="string">
            <text:p text:style-name="P48">periodicals</text:p>
          </table:table-cell>
          <table:table-cell table:style-name="Table1.B613" office:value-type="string">
            <text:p text:style-name="P160">A magazine or newspaper published at regular intervals</text:p>
          </table:table-cell>
          <table:table-cell table:style-name="Table1.C613" office:value-type="string">
            <text:p text:style-name="P49">Theoretically</text:p>
          </table:table-cell>
          <table:table-cell table:style-name="Table1.D613" office:value-type="string">
            <text:p text:style-name="P207">তাত্ত্বিকভাবে</text:p>
          </table:table-cell>
        </table:table-row>
        <table:table-row>
          <table:table-cell table:style-name="Table1.A613" office:value-type="string">
            <text:p text:style-name="P49">Bibliography</text:p>
          </table:table-cell>
          <table:table-cell table:style-name="Table1.B613" office:value-type="string">
            <text:p text:style-name="P161">গ্রন্থ-পঁজী</text:p>
          </table:table-cell>
          <table:table-cell table:style-name="Table1.C613" office:value-type="string">
            <text:p text:style-name="P50">Sanctuary</text:p>
          </table:table-cell>
          <table:table-cell table:style-name="Table1.D613" office:value-type="string">
            <text:p text:style-name="P208">আশ্রয়স্থল</text:p>
          </table:table-cell>
        </table:table-row>
        <table:table-row>
          <table:table-cell table:style-name="Table1.A613" office:value-type="string">
            <text:p text:style-name="P51">Laterality</text:p>
          </table:table-cell>
          <table:table-cell table:style-name="Table1.B613" office:value-type="string">
            <text:p text:style-name="P148">dominance of one side of the brain in controlling particular activities or functions, or of one of a pair of organs such as the eyes or hands.</text:p>
          </table:table-cell>
          <table:table-cell table:style-name="Table1.C613" office:value-type="string">
            <text:p text:style-name="P52">arcade</text:p>
          </table:table-cell>
          <table:table-cell table:style-name="Table1.D613" office:value-type="string">
            <text:p text:style-name="P150">a covered passageway with arches along one or both sides.</text:p>
          </table:table-cell>
        </table:table-row>
        <table:table-row>
          <table:table-cell table:style-name="Table1.A613" office:value-type="string">
            <text:p text:style-name="P53">Prey</text:p>
          </table:table-cell>
          <table:table-cell table:style-name="Table1.B613" office:value-type="string">
            <text:p text:style-name="P149">victim</text:p>
          </table:table-cell>
          <table:table-cell table:style-name="Table1.C613" office:value-type="string">
            <text:p text:style-name="P53">Ancestry</text:p>
          </table:table-cell>
          <table:table-cell table:style-name="Table1.D613" office:value-type="string">
            <text:p text:style-name="P151">পূর্বপুরুষগণ</text:p>
          </table:table-cell>
        </table:table-row>
        <table:table-row>
          <table:table-cell table:style-name="Table1.A613" office:value-type="string">
            <text:p text:style-name="P53">Maneuber</text:p>
          </table:table-cell>
          <table:table-cell table:style-name="Table1.B613" office:value-type="string">
            <text:p text:style-name="P149">রণকৌশল, কৌশল</text:p>
          </table:table-cell>
          <table:table-cell table:style-name="Table1.C613" office:value-type="string">
            <text:p text:style-name="P53">Lantern</text:p>
          </table:table-cell>
          <table:table-cell table:style-name="Table1.D613" office:value-type="string">
            <text:p text:style-name="P151">প্রদীপ</text:p>
          </table:table-cell>
        </table:table-row>
        <table:table-row>
          <table:table-cell table:style-name="Table1.A613" office:value-type="string">
            <text:p text:style-name="P53">pinprick</text:p>
          </table:table-cell>
          <table:table-cell table:style-name="Table1.B613" office:value-type="string">
            <text:p text:style-name="P149">সামান্য খোঁচা</text:p>
          </table:table-cell>
          <table:table-cell table:style-name="Table1.C613" office:value-type="string">
            <text:p text:style-name="P53">Uncanny</text:p>
          </table:table-cell>
          <table:table-cell table:style-name="Table1.D613" office:value-type="string">
            <text:p text:style-name="P153"><text:span text:style-name="T21">ভুতুড়ে, </text:span><text:span text:style-name="T16">রহস্যময়, </text:span><text:span text:style-name="T19">mysterious</text:span></text:p>
          </table:table-cell>
        </table:table-row>
        <text:soft-page-break/>
        <table:table-row>
          <table:table-cell table:style-name="Table1.A613" office:value-type="string">
            <text:p text:style-name="P53">Phantom</text:p>
          </table:table-cell>
          <table:table-cell table:style-name="Table1.B613" office:value-type="string">
            <text:p text:style-name="P149">ভূত</text:p>
          </table:table-cell>
          <table:table-cell table:style-name="Table1.C613" office:value-type="string">
            <text:p text:style-name="P53">Limb</text:p>
          </table:table-cell>
          <table:table-cell table:style-name="Table1.D613" office:value-type="string">
            <text:p text:style-name="P151">an arm or leg of a person or four-legged animal</text:p>
          </table:table-cell>
        </table:table-row>
        <table:table-row>
          <table:table-cell table:style-name="Table1.A613" office:value-type="string">
            <text:p text:style-name="P53">Dumb</text:p>
          </table:table-cell>
          <table:table-cell table:style-name="Table1.B613" office:value-type="string">
            <text:p text:style-name="P197">বাকশক্তিহীন, unable to speak</text:p>
          </table:table-cell>
          <table:table-cell table:style-name="Table1.C613" office:value-type="string">
            <text:p text:style-name="P53">Entwined</text:p>
          </table:table-cell>
          <table:table-cell table:style-name="Table1.D613" office:value-type="string">
            <text:p text:style-name="P151">wind or twist togethe<text:span text:style-name="T23">r</text:span></text:p>
          </table:table-cell>
        </table:table-row>
        <table:table-row>
          <table:table-cell table:style-name="Table1.A613" office:value-type="string">
            <text:p text:style-name="P53">Aqueduct</text:p>
          </table:table-cell>
          <table:table-cell table:style-name="Table1.B613" office:value-type="string">
            <text:p text:style-name="P152">an artificial channel for conveying water</text:p>
          </table:table-cell>
          <table:table-cell table:style-name="Table1.C613" office:value-type="string">
            <text:p text:style-name="P53">Turbine</text:p>
          </table:table-cell>
          <table:table-cell table:style-name="Table1.D613" office:value-type="string">
            <text:p text:style-name="P151">ঘূর্ণযন্ত্র</text:p>
          </table:table-cell>
        </table:table-row>
        <table:table-row>
          <table:table-cell table:style-name="Table1.A613" office:value-type="string">
            <text:p text:style-name="P53">Spun</text:p>
          </table:table-cell>
          <table:table-cell table:style-name="Table1.B613" office:value-type="string">
            <text:p text:style-name="P151">সুতা</text:p>
          </table:table-cell>
          <table:table-cell table:style-name="Table1.C613" office:value-type="string">
            <text:p text:style-name="P53">Jeopardize</text:p>
          </table:table-cell>
          <table:table-cell table:style-name="Table1.D613" office:value-type="string">
            <text:p text:style-name="P197">বিপন্ন করা</text:p>
          </table:table-cell>
        </table:table-row>
        <table:table-row>
          <table:table-cell table:style-name="Table1.A613" office:value-type="string">
            <text:p text:style-name="P53">Reservoir</text:p>
          </table:table-cell>
          <table:table-cell table:style-name="Table1.B613" office:value-type="string">
            <text:p text:style-name="P198">জলাধার</text:p>
          </table:table-cell>
          <table:table-cell table:style-name="Table1.C613" office:value-type="string">
            <text:p text:style-name="P53">Thrive</text:p>
          </table:table-cell>
          <table:table-cell table:style-name="Table1.D613" office:value-type="string">
            <text:p text:style-name="P149">grow or develop well or vigorously.</text:p>
          </table:table-cell>
        </table:table-row>
        <table:table-row>
          <table:table-cell table:style-name="Table1.A613" office:value-type="string">
            <text:p text:style-name="P53">Aquifer</text:p>
          </table:table-cell>
          <table:table-cell table:style-name="Table1.B613" office:value-type="string">
            <text:p text:style-name="P210">জলবাহী স্তর</text:p>
          </table:table-cell>
          <table:table-cell table:style-name="Table1.C613" office:value-type="string">
            <text:p text:style-name="P53">Quadrupled</text:p>
          </table:table-cell>
          <table:table-cell table:style-name="Table1.D613" office:value-type="string">
            <text:p text:style-name="P149">চারগুণ</text:p>
          </table:table-cell>
        </table:table-row>
        <table:table-row>
          <table:table-cell table:style-name="Table1.A613" office:value-type="string">
            <text:p text:style-name="P53">Psyche</text:p>
          </table:table-cell>
          <table:table-cell table:style-name="Table1.B613" office:value-type="string">
            <text:p text:style-name="P210">আত্মা</text:p>
          </table:table-cell>
          <table:table-cell table:style-name="Table1.C613" office:value-type="string">
            <text:p text:style-name="P53">Relive</text:p>
          </table:table-cell>
          <table:table-cell table:style-name="Table1.D613" office:value-type="string">
            <text:p text:style-name="P197">স্বস্তি দেওয়া</text:p>
          </table:table-cell>
        </table:table-row>
        <table:table-row>
          <table:table-cell table:style-name="Table1.A613" office:value-type="string">
            <text:p text:style-name="P53">Solemnly</text:p>
          </table:table-cell>
          <table:table-cell table:style-name="Table1.B613" office:value-type="string">
            <text:p text:style-name="P210">দৃঢ়তার সঙ্গে</text:p>
          </table:table-cell>
          <table:table-cell table:style-name="Table1.C613" office:value-type="string">
            <text:p text:style-name="P53">Indirect</text:p>
          </table:table-cell>
          <table:table-cell table:style-name="Table1.D613" office:value-type="string">
            <text:p text:style-name="P197">পরোক্ষ</text:p>
          </table:table-cell>
        </table:table-row>
        <table:table-row>
          <table:table-cell table:style-name="Table1.A613" office:value-type="string">
            <text:p text:style-name="P53">Dramatisation</text:p>
          </table:table-cell>
          <table:table-cell table:style-name="Table1.B613" office:value-type="string">
            <text:p text:style-name="P210">নাটকীয়</text:p>
          </table:table-cell>
          <table:table-cell table:style-name="Table1.C613" office:value-type="string">
            <text:p text:style-name="P53">Paraconsciously</text:p>
          </table:table-cell>
          <table:table-cell table:style-name="Table1.D613" office:value-type="string">
            <text:p text:style-name="P197">অজান্তে </text:p>
          </table:table-cell>
        </table:table-row>
        <table:table-row>
          <table:table-cell table:style-name="Table1.A613" office:value-type="string">
            <text:p text:style-name="P53">Trance state</text:p>
          </table:table-cell>
          <table:table-cell table:style-name="Table1.B613" office:value-type="string">
            <text:p text:style-name="P151">a half-conscious state</text:p>
          </table:table-cell>
          <table:table-cell table:style-name="Table1.C613" office:value-type="string">
            <text:p text:style-name="P53">Placebo</text:p>
          </table:table-cell>
          <table:table-cell table:style-name="Table1.D613" office:value-type="string">
            <text:p text:style-name="P197">রোগীর মন রাখার জন্য প্রদত্ত ঔষধ</text:p>
          </table:table-cell>
        </table:table-row>
        <table:table-row>
          <table:table-cell table:style-name="Table1.A613" office:value-type="string">
            <text:p text:style-name="P54">Dispensed</text:p>
          </table:table-cell>
          <table:table-cell table:style-name="Table1.B613" office:value-type="string">
            <text:p text:style-name="P151">distribute or provide to a number of people.</text:p>
          </table:table-cell>
          <table:table-cell table:style-name="Table1.C613" office:value-type="string">
            <text:p text:style-name="P54">Autocratic</text:p>
          </table:table-cell>
          <table:table-cell table:style-name="Table1.D613" office:value-type="string">
            <text:p text:style-name="P211">স্বৈরাচারী</text:p>
          </table:table-cell>
        </table:table-row>
        <table:table-row>
          <table:table-cell table:style-name="Table1.A613" office:value-type="string">
            <text:p text:style-name="P54">Accr<text:span text:style-name="T22">e</text:span>dited</text:p>
          </table:table-cell>
          <table:table-cell table:style-name="Table1.B613" office:value-type="string">
            <text:p text:style-name="P158"><text:span text:style-name="T21">প্রচলিত, </text:span>সর্বজনস্বীকৃত</text:p>
          </table:table-cell>
          <table:table-cell table:style-name="Table1.C613" office:value-type="string">
            <text:p text:style-name="P54">Notoriety</text:p>
          </table:table-cell>
          <table:table-cell table:style-name="Table1.D613" office:value-type="string">
            <text:p text:style-name="P162">দুর্নাম</text:p>
          </table:table-cell>
        </table:table-row>
        <table:table-row>
          <table:table-cell table:style-name="Table1.A613" office:value-type="string">
            <text:p text:style-name="P54">Emulate</text:p>
          </table:table-cell>
          <table:table-cell table:style-name="Table1.B613" office:value-type="string">
            <text:p text:style-name="P158">প্রতিযোগিতা করা</text:p>
          </table:table-cell>
          <table:table-cell table:style-name="Table1.C613" office:value-type="string">
            <text:p text:style-name="P54">Mediocre</text:p>
          </table:table-cell>
          <table:table-cell table:style-name="Table1.D613" office:value-type="string">
            <text:p text:style-name="P162">মাঝারি</text:p>
          </table:table-cell>
        </table:table-row>
        <table:table-row>
          <table:table-cell table:style-name="Table1.A613" office:value-type="string">
            <text:p text:style-name="P55">Combative</text:p>
          </table:table-cell>
          <table:table-cell table:style-name="Table1.B613" office:value-type="string">
            <text:p text:style-name="P163">রণশীল</text:p>
          </table:table-cell>
          <table:table-cell table:style-name="Table1.C613" office:value-type="string">
            <text:p text:style-name="P56">Liaise</text:p>
          </table:table-cell>
          <table:table-cell table:style-name="Table1.D613" office:value-type="string">
            <text:p text:style-name="P164">যোগাযোগ করা</text:p>
          </table:table-cell>
        </table:table-row>
        <table:table-row>
          <table:table-cell table:style-name="Table1.A613" office:value-type="string">
            <text:p text:style-name="P57">Desolate</text:p>
          </table:table-cell>
          <table:table-cell table:style-name="Table1.B613" office:value-type="string">
            <text:p text:style-name="P172"><text:bookmark text:name="result_box"/>জনশূন্য</text:p>
          </table:table-cell>
          <table:table-cell table:style-name="Table1.C613" office:value-type="string">
            <text:p text:style-name="P58">Perpetual</text:p>
          </table:table-cell>
          <table:table-cell table:style-name="Table1.D613" office:value-type="string">
            <text:p text:style-name="P173"><text:bookmark text:name="result_box1"/>চিরস্থায়ী</text:p>
          </table:table-cell>
        </table:table-row>
        <table:table-row>
          <table:table-cell table:style-name="Table1.A613" office:value-type="string">
            <text:p text:style-name="P59">crumble</text:p>
          </table:table-cell>
          <table:table-cell table:style-name="Table1.B613" office:value-type="string">
            <text:p text:style-name="P172"><text:bookmark text:name="result_box2"/>টুকরা টুকরা করা</text:p>
          </table:table-cell>
          <table:table-cell table:style-name="Table1.C613" office:value-type="string">
            <text:p text:style-name="P59">break apart</text:p>
          </table:table-cell>
          <table:table-cell table:style-name="Table1.D613" office:value-type="string">
            <text:p text:style-name="P165">Break off</text:p>
          </table:table-cell>
        </table:table-row>
        <table:table-row>
          <table:table-cell table:style-name="Table1.A613" office:value-type="string">
            <text:p text:style-name="P60">Moss</text:p>
          </table:table-cell>
          <table:table-cell table:style-name="Table1.B613" office:value-type="string">
            <text:p text:style-name="P172"><text:bookmark text:name="result_box3"/>শৈবাল</text:p>
          </table:table-cell>
          <table:table-cell table:style-name="Table1.C613" office:value-type="string">
            <text:p text:style-name="P61">Pristine</text:p>
          </table:table-cell>
          <table:table-cell table:style-name="Table1.D613" office:value-type="string">
            <text:p text:style-name="P174"><text:bookmark text:name="result_box4"/>আদিম</text:p>
          </table:table-cell>
        </table:table-row>
        <table:table-row>
          <table:table-cell table:style-name="Table1.A613" office:value-type="string">
            <text:p text:style-name="P62">vestige</text:p>
          </table:table-cell>
          <table:table-cell table:style-name="Table1.B613" office:value-type="string">
            <text:p text:style-name="P166">কণা</text:p>
          </table:table-cell>
          <table:table-cell table:style-name="Table1.C613" office:value-type="string">
            <text:p text:style-name="P62">Vegetation</text:p>
          </table:table-cell>
          <table:table-cell table:style-name="Table1.D613" office:value-type="string">
            <text:p text:style-name="P174"><text:bookmark text:name="result_box5"/>গাছপালা</text:p>
          </table:table-cell>
        </table:table-row>
        <table:table-row>
          <table:table-cell table:style-name="Table1.A613" office:value-type="string">
            <text:p text:style-name="P63">Plummeted</text:p>
          </table:table-cell>
          <table:table-cell table:style-name="Table1.B613" office:value-type="string">
            <text:p text:style-name="P175"><text:bookmark text:name="result_box6"/>নিচে পড়ে গেল</text:p>
          </table:table-cell>
          <table:table-cell table:style-name="Table1.C613" office:value-type="string">
            <text:p text:style-name="P64">dismantled</text:p>
          </table:table-cell>
          <table:table-cell table:style-name="Table1.D613" office:value-type="string">
            <text:p text:style-name="P167">ভাঙ্গিয়া ফেলা</text:p>
          </table:table-cell>
        </table:table-row>
        <table:table-row>
          <table:table-cell table:style-name="Table1.A613" office:value-type="string">
            <text:p text:style-name="P64">Step out</text:p>
          </table:table-cell>
          <table:table-cell table:style-name="Table1.B613" office:value-type="string">
            <text:p text:style-name="P175"><text:bookmark text:name="result_box7"/>পা বাড়ান</text:p>
          </table:table-cell>
          <table:table-cell table:style-name="Table1.C613" office:value-type="string">
            <text:p text:style-name="P64">Pass over</text:p>
          </table:table-cell>
          <table:table-cell table:style-name="Table1.D613" office:value-type="string">
            <text:p text:style-name="P176"><text:bookmark text:name="result_box8"/>অতিক্রম করা</text:p>
          </table:table-cell>
        </table:table-row>
        <table:table-row>
          <table:table-cell table:style-name="Table1.A613" office:value-type="string">
            <text:p text:style-name="P65">Outpost</text:p>
          </table:table-cell>
          <table:table-cell table:style-name="Table1.B613" office:value-type="string">
            <text:p text:style-name="P166">ঘাঁটি</text:p>
          </table:table-cell>
          <table:table-cell table:style-name="Table1.C613" office:value-type="string">
            <text:p text:style-name="P66">Queasy</text:p>
          </table:table-cell>
          <table:table-cell table:style-name="Table1.D613" office:value-type="string">
            <text:p text:style-name="P167">অসুস্থ বোধ করিতেছে</text:p>
          </table:table-cell>
        </table:table-row>
        <table:table-row>
          <table:table-cell table:style-name="Table1.A613" office:value-type="string">
            <text:p text:style-name="P67">Fanning out</text:p>
          </table:table-cell>
          <table:table-cell table:style-name="Table1.B613" office:value-type="string">
            <text:p text:style-name="P175"><text:bookmark text:name="result_box10"/>ছড়িয়ে পড়ছে</text:p>
          </table:table-cell>
          <table:table-cell table:style-name="Table1.C613" office:value-type="string">
            <text:p text:style-name="P68">Treacherous</text:p>
          </table:table-cell>
          <table:table-cell table:style-name="Table1.D613" office:value-type="string">
            <text:p text:style-name="P176"><text:bookmark text:name="result_box11"/>বিশ্বাসঘাতক</text:p>
          </table:table-cell>
        </table:table-row>
        <table:table-row>
          <table:table-cell table:style-name="Table1.A613" office:value-type="string">
            <text:p text:style-name="P69">Precipitation</text:p>
          </table:table-cell>
          <table:table-cell table:style-name="Table1.B613" office:value-type="string">
            <text:p text:style-name="P175"><text:bookmark text:name="result_box12"/>বৃষ্টিপাতের পরিমাণ</text:p>
          </table:table-cell>
          <table:table-cell table:style-name="Table1.C613" office:value-type="string">
            <text:p text:style-name="P70">Terrain</text:p>
          </table:table-cell>
          <table:table-cell table:style-name="Table1.D613" office:value-type="string">
            <text:p text:style-name="P176"><text:bookmark text:name="result_box13"/>ভূখণ্ড</text:p>
          </table:table-cell>
        </table:table-row>
        <table:table-row>
          <table:table-cell table:style-name="Table1.A613" office:value-type="string">
            <text:p text:style-name="P71">Receded</text:p>
          </table:table-cell>
          <table:table-cell table:style-name="Table1.B613" office:value-type="string">
            <text:p text:style-name="P175"><text:bookmark text:name="result_box14"/>কমে আসে</text:p>
          </table:table-cell>
          <table:table-cell table:style-name="Table1.C613" office:value-type="string">
            <text:p text:style-name="P72">Stirred up</text:p>
          </table:table-cell>
          <table:table-cell table:style-name="Table1.D613" office:value-type="string">
            <text:p text:style-name="P212"><text:bookmark text:name="result_box15"/><text:span text:style-name="T9">আলোড়িত </text:span>করা</text:p>
          </table:table-cell>
        </table:table-row>
        <table:table-row>
          <table:table-cell table:style-name="Table1.A613" office:value-type="string">
            <text:p text:style-name="P73">Treasure trove</text:p>
          </table:table-cell>
          <table:table-cell table:style-name="Table1.B613" office:value-type="string">
            <text:p text:style-name="P175"><text:bookmark text:name="result_box16"/>গুপ্তধন</text:p>
          </table:table-cell>
          <table:table-cell table:style-name="Table1.C613" office:value-type="string">
            <text:p text:style-name="P74">precarious</text:p>
          </table:table-cell>
          <table:table-cell table:style-name="Table1.D613" office:value-type="string">
            <text:p text:style-name="P216">অনিশ্চিত, <text:span text:style-name="T29">বিপজ্জনক</text:span></text:p>
          </table:table-cell>
        </table:table-row>
        <table:table-row>
          <table:table-cell table:style-name="Table1.A613" office:value-type="string">
            <text:p text:style-name="P74">indulgence</text:p>
          </table:table-cell>
          <table:table-cell table:style-name="Table1.B613" office:value-type="string">
            <text:p text:style-name="P168">আবদার</text:p>
          </table:table-cell>
          <table:table-cell table:style-name="Table1.C613" office:value-type="string">
            <text:p text:style-name="P75">Scallop</text:p>
          </table:table-cell>
          <table:table-cell table:style-name="Table1.D613" office:value-type="string">
            <text:p text:style-name="P218"><text:bookmark text:name="result_box17"/>শামুকবিশেষ</text:p>
          </table:table-cell>
        </table:table-row>
        <table:table-row>
          <table:table-cell table:style-name="Table1.A613" office:value-type="string">
            <text:p text:style-name="P75">Algae</text:p>
          </table:table-cell>
          <table:table-cell table:style-name="Table1.B613" office:value-type="string">
            <text:p text:style-name="P177"><text:bookmark text:name="result_box18"/>শেত্তলাগুলি</text:p>
          </table:table-cell>
          <table:table-cell table:style-name="Table1.C613" office:value-type="string">
            <text:p text:style-name="P76">Wilderness</text:p>
          </table:table-cell>
          <table:table-cell table:style-name="Table1.D613" office:value-type="string">
            <text:p text:style-name="P215">জনহীন স্থান</text:p>
          </table:table-cell>
        </table:table-row>
        <table:table-row>
          <table:table-cell table:style-name="Table1.A613" office:value-type="string">
            <text:p text:style-name="P77">Unearthly</text:p>
          </table:table-cell>
          <table:table-cell table:style-name="Table1.B613" office:value-type="string">
            <text:p text:style-name="P177"><text:bookmark text:name="result_box19"/>অতিশয় অসুবিধাজনক</text:p>
          </table:table-cell>
          <table:table-cell table:style-name="Table1.C613" office:value-type="string">
            <text:p text:style-name="P78">Barren</text:p>
          </table:table-cell>
          <table:table-cell table:style-name="Table1.D613" office:value-type="string">
            <text:p text:style-name="P218"><text:bookmark text:name="result_box20"/>অনুর্বর</text:p>
          </table:table-cell>
        </table:table-row>
        <table:table-row>
          <table:table-cell table:style-name="Table1.A613" office:value-type="string">
            <text:p text:style-name="P79">Rugged</text:p>
          </table:table-cell>
          <table:table-cell table:style-name="Table1.B613" office:value-type="string">
            <text:p text:style-name="P177"><text:bookmark text:name="result_box21"/>শ্রমসাধ্য</text:p>
          </table:table-cell>
          <table:table-cell table:style-name="Table1.C613" office:value-type="string">
            <text:p text:style-name="P80">Immerse</text:p>
          </table:table-cell>
          <table:table-cell table:style-name="Table1.D613" office:value-type="string">
            <text:p text:style-name="P218"><text:bookmark text:name="result_box22"/>মগ্ন করা</text:p>
          </table:table-cell>
        </table:table-row>
        <table:table-row>
          <table:table-cell table:style-name="Table1.A613" office:value-type="string">
            <text:p text:style-name="P81">Petrified</text:p>
          </table:table-cell>
          <table:table-cell table:style-name="Table1.B613" office:value-type="string">
            <text:p text:style-name="P169">প্রস্তরীভূত করা</text:p>
          </table:table-cell>
          <table:table-cell table:style-name="Table1.C613" office:value-type="string">
            <text:p text:style-name="P82">exquisitely</text:p>
          </table:table-cell>
          <table:table-cell table:style-name="Table1.D613" office:value-type="string">
            <text:p text:style-name="P218"><text:bookmark text:name="result_box23"/>অত্যন্ত সুন্দরভাবে</text:p>
          </table:table-cell>
        </table:table-row>
        <text:soft-page-break/>
        <table:table-row>
          <table:table-cell table:style-name="Table1.A613" office:value-type="string">
            <text:p text:style-name="P83">shatter</text:p>
          </table:table-cell>
          <table:table-cell table:style-name="Table1.B613" office:value-type="string">
            <text:p text:style-name="P170">চূর্ণবিচূর্ণ করা</text:p>
          </table:table-cell>
          <table:table-cell table:style-name="Table1.C613" office:value-type="string">
            <text:p text:style-name="P83">Shrouded in mystery</text:p>
          </table:table-cell>
          <table:table-cell table:style-name="Table1.D613" office:value-type="string">
            <text:p text:style-name="P213"><text:bookmark text:name="result_box24"/><text:span text:style-name="T25">রহস্য মধ্যে </text:span><text:bookmark text:name="result_box25"/><text:span text:style-name="T24">আবৃত</text:span></text:p>
          </table:table-cell>
        </table:table-row>
        <table:table-row>
          <table:table-cell table:style-name="Table1.A613" office:value-type="string">
            <text:p text:style-name="P84">Antiquity</text:p>
          </table:table-cell>
          <table:table-cell table:style-name="Table1.B613" office:value-type="string">
            <text:p text:style-name="P170">প্রাচীন যুগ</text:p>
          </table:table-cell>
          <table:table-cell table:style-name="Table1.C613" office:value-type="string">
            <text:p text:style-name="P85">Marsh</text:p>
          </table:table-cell>
          <table:table-cell table:style-name="Table1.D613" office:value-type="string">
            <text:p text:style-name="P214"><text:bookmark text:name="result_box26"/><text:span text:style-name="T24">জলাভূমি, </text:span><text:span text:style-name="T26">mud flat, </text:span><text:span text:style-name="T27">swamp</text:span></text:p>
          </table:table-cell>
        </table:table-row>
        <table:table-row>
          <table:table-cell table:style-name="Table1.A613" office:value-type="string">
            <text:p text:style-name="P86">Resurrect</text:p>
          </table:table-cell>
          <table:table-cell table:style-name="Table1.B613" office:value-type="string">
            <text:p text:style-name="P178"><text:bookmark text:name="result_box27"/>পুনরূজ্জীবিত করা</text:p>
          </table:table-cell>
          <table:table-cell table:style-name="Table1.C613" office:value-type="string">
            <text:p text:style-name="P87">Concentric</text:p>
          </table:table-cell>
          <table:table-cell table:style-name="Table1.D613" office:value-type="string">
            <text:p text:style-name="P219"><text:bookmark text:name="result_box28"/>সমকেন্দ্রি</text:p>
          </table:table-cell>
        </table:table-row>
        <table:table-row>
          <table:table-cell table:style-name="Table1.A613" office:value-type="string">
            <text:p text:style-name="P88">Full-scale</text:p>
          </table:table-cell>
          <table:table-cell table:style-name="Table1.B613" office:value-type="string">
            <text:p text:style-name="P178"><text:bookmark text:name="result_box29"/>পূর্ণমাত্রায়</text:p>
          </table:table-cell>
          <table:table-cell table:style-name="Table1.C613" office:value-type="string">
            <text:p text:style-name="P89">Fabled</text:p>
          </table:table-cell>
          <table:table-cell table:style-name="Table1.D613" office:value-type="string">
            <text:p text:style-name="P213">কাল্পনিক</text:p>
          </table:table-cell>
        </table:table-row>
        <table:table-row>
          <table:table-cell table:style-name="Table1.A613" office:value-type="string">
            <text:p text:style-name="P90">Confluence</text:p>
          </table:table-cell>
          <table:table-cell table:style-name="Table1.B613" office:value-type="string">
            <text:p text:style-name="P178"><text:bookmark text:name="result_box30"/>নদীর সঙ্গমস্থলে অবস্থিত</text:p>
          </table:table-cell>
          <table:table-cell table:style-name="Table1.C613" office:value-type="string">
            <text:p text:style-name="P91">Cataclysmic <text:span text:style-name="T30">disaster</text:span></text:p>
          </table:table-cell>
          <table:table-cell table:style-name="Table1.D613" office:value-type="string">
            <text:p text:style-name="P219"><text:bookmark text:name="result_box32"/>ভয়ানক বিপর্যয়</text:p>
          </table:table-cell>
        </table:table-row>
        <table:table-row>
          <table:table-cell table:style-name="Table1.A613" office:value-type="string">
            <text:p text:style-name="P92">Violent earthquake</text:p>
          </table:table-cell>
          <table:table-cell table:style-name="Table1.B613" office:value-type="string">
            <text:p text:style-name="P178"><text:bookmark text:name="result_box33"/>ভয়াবহ ভূমিকম্প</text:p>
          </table:table-cell>
          <table:table-cell table:style-name="Table1.C613" office:value-type="string">
            <text:p text:style-name="P93">Ravaged</text:p>
          </table:table-cell>
          <table:table-cell table:style-name="Table1.D613" office:value-type="string">
            <text:p text:style-name="P219"><text:bookmark text:name="result_box34"/>বিধ্বস্ত</text:p>
          </table:table-cell>
        </table:table-row>
        <table:table-row>
          <table:table-cell table:style-name="Table1.A613" office:value-type="string">
            <text:p text:style-name="P94">Hinge</text:p>
          </table:table-cell>
          <table:table-cell table:style-name="Table1.B613" office:value-type="string">
            <text:p text:style-name="P170">নির্ভর করা</text:p>
          </table:table-cell>
          <table:table-cell table:style-name="Table1.C613" office:value-type="string">
            <text:p text:style-name="P95">Persevere</text:p>
          </table:table-cell>
          <table:table-cell table:style-name="Table1.D613" office:value-type="string">
            <text:p text:style-name="P220">অটলভাবে চালাইয়া যাওয়া</text:p>
          </table:table-cell>
        </table:table-row>
        <table:table-row>
          <table:table-cell table:style-name="Table1.A613" office:value-type="string">
            <text:p text:style-name="P96">Remnant</text:p>
          </table:table-cell>
          <table:table-cell table:style-name="Table1.B613" office:value-type="string">
            <text:p text:style-name="P170">ধ্বংসাবশেষ</text:p>
          </table:table-cell>
          <table:table-cell table:style-name="Table1.C613" office:value-type="string">
            <text:p text:style-name="P97">Hasty</text:p>
          </table:table-cell>
          <table:table-cell table:style-name="Table1.D613" office:value-type="string">
            <text:p text:style-name="P220"><text:bookmark text:name="result_box36"/>দ্রুতগতি</text:p>
          </table:table-cell>
        </table:table-row>
        <table:table-row>
          <table:table-cell table:style-name="Table1.A613" office:value-type="string">
            <text:p text:style-name="P98">Contours</text:p>
          </table:table-cell>
          <table:table-cell table:style-name="Table1.B613" office:value-type="string">
            <text:p text:style-name="P170">সীমাসূচক রেখা</text:p>
          </table:table-cell>
          <table:table-cell table:style-name="Table1.C613" office:value-type="string">
            <text:p text:style-name="P99">Reminiscent</text:p>
          </table:table-cell>
          <table:table-cell table:style-name="Table1.D613" office:value-type="string">
            <text:p text:style-name="P217"><text:bookmark text:name="result_box37"/><text:span text:style-name="T24">স্মারক, </text:span><text:span text:style-name="T28">emblem</text:span></text:p>
          </table:table-cell>
        </table:table-row>
        <table:table-row>
          <table:table-cell table:style-name="Table1.A613" office:value-type="string">
            <text:p text:style-name="P100">Bustling</text:p>
          </table:table-cell>
          <table:table-cell table:style-name="Table1.B613" office:value-type="string">
            <text:p text:style-name="P178"><text:bookmark text:name="result_box38"/>কর্মব্যস্ত</text:p>
          </table:table-cell>
          <table:table-cell table:style-name="Table1.C613" office:value-type="string">
            <text:p text:style-name="P101">Deserted</text:p>
          </table:table-cell>
          <table:table-cell table:style-name="Table1.D613" office:value-type="string">
            <text:p text:style-name="P220"><text:bookmark text:name="result_box39"/>নির্জন</text:p>
          </table:table-cell>
        </table:table-row>
        <table:table-row>
          <table:table-cell table:style-name="Table1.A613" office:value-type="string">
            <text:p text:style-name="P102">colossal cloak of ice</text:p>
          </table:table-cell>
          <table:table-cell table:style-name="Table1.B613" office:value-type="string">
            <text:p text:style-name="P179">বরফের বিশাল আবরণ</text:p>
          </table:table-cell>
          <table:table-cell table:style-name="Table1.C613" office:value-type="string">
            <text:p text:style-name="P103">Cosmopolitan</text:p>
          </table:table-cell>
          <table:table-cell table:style-name="Table1.D613" office:value-type="string">
            <text:p text:style-name="P221">অসাম্প্রদায়িক</text:p>
          </table:table-cell>
        </table:table-row>
        <table:table-row>
          <table:table-cell table:style-name="Table1.A613" office:value-type="string">
            <text:p text:style-name="P103">Mythology</text:p>
          </table:table-cell>
          <table:table-cell table:style-name="Table1.B613" office:value-type="string">
            <text:p text:style-name="P180">পৌরাণিক কাহিনী</text:p>
          </table:table-cell>
          <table:table-cell table:style-name="Table1.C613" office:value-type="string">
            <text:p text:style-name="P103">Fairy tales</text:p>
          </table:table-cell>
          <table:table-cell table:style-name="Table1.D613" office:value-type="string">
            <text:p text:style-name="P221">রূপকথা</text:p>
          </table:table-cell>
        </table:table-row>
        <table:table-row>
          <table:table-cell table:style-name="Table1.A613" office:value-type="string">
            <text:p text:style-name="P103">Witch</text:p>
          </table:table-cell>
          <table:table-cell table:style-name="Table1.B613" office:value-type="string">
            <text:p text:style-name="P180">জাদুকরী</text:p>
          </table:table-cell>
          <table:table-cell table:style-name="Table1.C613" office:value-type="string">
            <text:p text:style-name="P103">Fantasy things</text:p>
          </table:table-cell>
          <table:table-cell table:style-name="Table1.D613" office:value-type="string">
            <text:p text:style-name="P221">কাল্পনিক জিনিস</text:p>
          </table:table-cell>
        </table:table-row>
        <table:table-row>
          <table:table-cell table:style-name="Table1.A613" office:value-type="string">
            <text:p text:style-name="P103">Minimalist</text:p>
          </table:table-cell>
          <table:table-cell table:style-name="Table1.B613" office:value-type="string">
            <text:p text:style-name="P180">অল্পস্বল্প</text:p>
          </table:table-cell>
          <table:table-cell table:style-name="Table1.C613" office:value-type="string">
            <text:p text:style-name="P103">Indigenous</text:p>
          </table:table-cell>
          <table:table-cell table:style-name="Table1.D613" office:value-type="string">
            <text:p text:style-name="P221">দেশীয়</text:p>
          </table:table-cell>
        </table:table-row>
        <table:table-row>
          <table:table-cell table:style-name="Table1.A613" office:value-type="string">
            <text:p text:style-name="P103">Rebuke</text:p>
          </table:table-cell>
          <table:table-cell table:style-name="Table1.B613" office:value-type="string">
            <text:p text:style-name="P180">গালাগালি দেত্তয়া</text:p>
          </table:table-cell>
          <table:table-cell table:style-name="Table1.C613" office:value-type="string">
            <text:p text:style-name="P103">Allured</text:p>
          </table:table-cell>
          <table:table-cell table:style-name="Table1.D613" office:value-type="string">
            <text:p text:style-name="P221">প্রলুব্ধ</text:p>
          </table:table-cell>
        </table:table-row>
        <table:table-row table:style-name="Table1.607">
          <table:table-cell table:style-name="Table1.A613" office:value-type="string">
            <text:p text:style-name="P103"><text:span text:style-name="T31">Reve</text:span>r<text:span text:style-name="T31">ed</text:span></text:p>
          </table:table-cell>
          <table:table-cell table:style-name="Table1.B613" office:value-type="string">
            <text:p text:style-name="P180">সম্মান করা</text:p>
          </table:table-cell>
          <table:table-cell table:style-name="Table1.C613" office:value-type="string">
            <text:p text:style-name="P103">Benevolent</text:p>
          </table:table-cell>
          <table:table-cell table:style-name="Table1.D613" office:value-type="string">
            <text:p text:style-name="P221">পরোপকারী </text:p>
          </table:table-cell>
        </table:table-row>
        <table:table-row table:style-name="Table1.607">
          <table:table-cell table:style-name="Table1.A613" office:value-type="string">
            <text:p text:style-name="P104">Cater</text:p>
          </table:table-cell>
          <table:table-cell table:style-name="Table1.B613" office:value-type="string">
            <text:p text:style-name="P181">খাদ্যাদি পরিবেশন করা</text:p>
          </table:table-cell>
          <table:table-cell table:style-name="Table1.C613" office:value-type="string">
            <text:p text:style-name="P105">Vehemently</text:p>
          </table:table-cell>
          <table:table-cell table:style-name="Table1.D613" office:value-type="string">
            <text:p text:style-name="P222">তীব্রভাবে</text:p>
          </table:table-cell>
        </table:table-row>
        <table:table-row table:style-name="Table1.607">
          <table:table-cell table:style-name="Table1.A613" office:value-type="string">
            <text:p text:style-name="P106">Proffer</text:p>
          </table:table-cell>
          <table:table-cell table:style-name="Table1.B613" office:value-type="string">
            <text:p text:style-name="P182">উপস্থাপন করা বা পেশ করা</text:p>
          </table:table-cell>
          <table:table-cell table:style-name="Table1.C613" office:value-type="string">
            <text:p text:style-name="P107">Evildoer</text:p>
          </table:table-cell>
          <table:table-cell table:style-name="Table1.D613" office:value-type="string">
            <text:p text:style-name="P223">দুর্বৃত্ত</text:p>
          </table:table-cell>
        </table:table-row>
        <table:table-row table:style-name="Table1.607">
          <table:table-cell table:style-name="Table1.A613" office:value-type="string">
            <text:p text:style-name="P108">Accommodating</text:p>
          </table:table-cell>
          <table:table-cell table:style-name="Table1.B613" office:value-type="string">
            <text:p text:style-name="P183">অমায়িক<text:line-break/>সহজে মানাইয়া লয় এমন</text:p>
          </table:table-cell>
          <table:table-cell table:style-name="Table1.C613" office:value-type="string">
            <text:p text:style-name="P109">Whereupon</text:p>
          </table:table-cell>
          <table:table-cell table:style-name="Table1.D613" office:value-type="string">
            <text:p text:style-name="P224">যাহার ফলে</text:p>
          </table:table-cell>
        </table:table-row>
        <table:table-row table:style-name="Table1.607">
          <table:table-cell table:style-name="Table1.A613" office:value-type="string">
            <text:p text:style-name="P110">behoove</text:p>
          </table:table-cell>
          <table:table-cell table:style-name="Table1.B613" office:value-type="string">
            <text:p text:style-name="P184">উপযুক্ত হত্তয়া</text:p>
          </table:table-cell>
          <table:table-cell table:style-name="Table1.C613" office:value-type="string">
            <text:p text:style-name="P111">Caveat</text:p>
          </table:table-cell>
          <table:table-cell table:style-name="Table1.D613" office:value-type="string">
            <text:p text:style-name="P225">সতর্কীকরণ</text:p>
          </table:table-cell>
        </table:table-row>
        <table:table-row table:style-name="Table1.607">
          <table:table-cell table:style-name="Table1.A613" office:value-type="string">
            <text:p text:style-name="P111">Strenuous</text:p>
          </table:table-cell>
          <table:table-cell table:style-name="Table1.B613" office:value-type="string">
            <text:p text:style-name="P185">শ্রমসাধ্য</text:p>
          </table:table-cell>
          <table:table-cell table:style-name="Table1.C613" office:value-type="string">
            <text:p text:style-name="P228">Anguish</text:p>
          </table:table-cell>
          <table:table-cell table:style-name="Table1.D613" office:value-type="string">
            <text:p text:style-name="P234">যন্ত্রণা</text:p>
          </table:table-cell>
        </table:table-row>
        <table:table-row table:style-name="Table1.607">
          <table:table-cell table:style-name="Table1.A613" office:value-type="string">
            <text:p text:style-name="P230">Off-putting</text:p>
          </table:table-cell>
          <table:table-cell table:style-name="Table1.B613" office:value-type="string">
            <text:p text:style-name="P232"><text:span text:style-name="T33">Repellent, </text:span><text:span text:style-name="T12">unpleasant, </text:span></text:p>
          </table:table-cell>
          <table:table-cell table:style-name="Table1.C613" office:value-type="string">
            <text:p text:style-name="P231">Goofy</text:p>
          </table:table-cell>
          <table:table-cell table:style-name="Table1.D613" office:value-type="string">
            <text:p text:style-name="P233">নির্বোধ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8</text:page-count></text:p>
      </style:footer>
    </style:master-page>
    <style:master-page style:name="MasterPageNext0" style:page-layout-name="Mpm1">
      <style:footer>
        <text:p text:style-name="MP2">Page <text:page-number text:select-page="current">16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20</meta:editing-cycles>
    <dc:date>2017-01-16T18:23:17.984467327</dc:date>
    <meta:editing-duration>P1DT21M45S</meta:editing-duration>
    <meta:print-date>2016-12-06T19:10:12.983242147</meta:print-date>
    <meta:document-statistic meta:table-count="1" meta:image-count="0" meta:object-count="0" meta:page-count="18" meta:paragraph-count="2437" meta:word-count="3842" meta:character-count="21290" meta:non-whitespace-character-count="19854"/>
  </office:meta>
</office:document-meta>
</file>